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d8745" officeooo:paragraph-rsid="000d8745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0.5pt" fo:font-weight="normal" officeooo:rsid="000d8745" officeooo:paragraph-rsid="000d8745" style:font-size-asian="10.5pt" style:font-weight-asian="normal" style:font-size-complex="10.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0.5pt" fo:font-weight="normal" officeooo:rsid="001456b2" officeooo:paragraph-rsid="001456b2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.5pt" fo:font-weight="normal" officeooo:rsid="000f50c5" officeooo:paragraph-rsid="000d8745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0.5pt" fo:font-weight="normal" officeooo:rsid="000fbf15" officeooo:paragraph-rsid="000d8745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0.5pt" fo:font-weight="normal" officeooo:rsid="001328a5" officeooo:paragraph-rsid="000d8745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0.5pt" fo:font-weight="normal" officeooo:rsid="0015de6c" officeooo:paragraph-rsid="0015de6c" style:font-size-asian="10.5pt" style:font-weight-asian="normal" style:font-size-complex="10.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0.5pt" fo:font-weight="normal" officeooo:rsid="0018aed5" officeooo:paragraph-rsid="0018aed5" style:font-size-asian="10.5pt" style:font-weight-asian="normal" style:font-size-complex="10.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0.5pt" fo:font-weight="normal" officeooo:rsid="0019338f" officeooo:paragraph-rsid="0019338f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0.5pt" fo:font-weight="normal" officeooo:rsid="001a765a" officeooo:paragraph-rsid="001a765a" style:font-size-asian="10.5pt" style:font-weight-asian="normal" style:font-size-complex="10.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0.5pt" fo:font-weight="normal" officeooo:rsid="001bcbe5" officeooo:paragraph-rsid="001bcbe5" style:font-size-asian="10.5pt" style:font-weight-asian="normal" style:font-size-complex="10.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0.5pt" fo:font-weight="normal" officeooo:rsid="001c7441" officeooo:paragraph-rsid="001c7441" style:font-size-asian="10.5pt" style:font-weight-asian="normal" style:font-size-complex="10.5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0.5pt" fo:font-weight="normal" officeooo:rsid="001d2aa9" officeooo:paragraph-rsid="001d2aa9" style:font-size-asian="10.5pt" style:font-weight-asian="normal" style:font-size-complex="10.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0.5pt" fo:font-weight="normal" officeooo:rsid="001d845c" officeooo:paragraph-rsid="001d845c" style:font-size-asian="10.5pt" style:font-weight-asian="normal" style:font-size-complex="10.5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0.5pt" fo:font-weight="normal" officeooo:rsid="002074e3" officeooo:paragraph-rsid="002074e3" style:font-size-asian="10.5pt" style:font-weight-asian="normal" style:font-size-complex="10.5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0.5pt" fo:font-weight="normal" officeooo:rsid="0021ae0d" officeooo:paragraph-rsid="0021ae0d" style:font-size-asian="10.5pt" style:font-weight-asian="normal" style:font-size-complex="10.5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0.5pt" fo:font-weight="normal" officeooo:rsid="0022deff" officeooo:paragraph-rsid="0022deff" style:font-size-asian="10.5pt" style:font-weight-asian="normal" style:font-size-complex="10.5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0.5pt" fo:font-weight="normal" officeooo:rsid="002388da" officeooo:paragraph-rsid="002388da" style:font-size-asian="10.5pt" style:font-weight-asian="normal" style:font-size-complex="10.5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0.5pt" fo:font-weight="normal" officeooo:rsid="0025a89e" officeooo:paragraph-rsid="0025a89e" style:font-size-asian="10.5pt" style:font-weight-asian="normal" style:font-size-complex="10.5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0.5pt" fo:font-weight="normal" officeooo:rsid="00276989" officeooo:paragraph-rsid="00276989" style:font-size-asian="10.5pt" style:font-weight-asian="normal" style:font-size-complex="10.5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0.5pt" fo:font-weight="normal" officeooo:rsid="00289fa7" officeooo:paragraph-rsid="00289fa7" style:font-size-asian="10.5pt" style:font-weight-asian="normal" style:font-size-complex="10.5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0.5pt" fo:font-weight="normal" officeooo:rsid="002a2837" officeooo:paragraph-rsid="002a2837" style:font-size-asian="10.5pt" style:font-weight-asian="normal" style:font-size-complex="10.5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0.5pt" fo:font-weight="normal" officeooo:rsid="002b0722" officeooo:paragraph-rsid="002b0722" style:font-size-asian="10.5pt" style:font-weight-asian="normal" style:font-size-complex="10.5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0.5pt" fo:font-weight="normal" officeooo:rsid="002c7fd6" officeooo:paragraph-rsid="002c7fd6" style:font-size-asian="10.5pt" style:font-weight-asian="normal" style:font-size-complex="10.5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0.5pt" fo:font-weight="normal" officeooo:rsid="002d5b7c" officeooo:paragraph-rsid="002d5b7c" style:font-size-asian="10.5pt" style:font-weight-asian="normal" style:font-size-complex="10.5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0.5pt" fo:font-weight="normal" officeooo:rsid="002e7d6d" officeooo:paragraph-rsid="002e7d6d" style:font-size-asian="10.5pt" style:font-weight-asian="normal" style:font-size-complex="10.5pt" style:font-weight-complex="normal"/>
    </style:style>
    <style:style style:name="T1" style:family="text">
      <style:text-properties officeooo:rsid="001bcbe5"/>
    </style:style>
    <style:style style:name="T2" style:family="text">
      <style:text-properties officeooo:rsid="001c7441"/>
    </style:style>
    <style:style style:name="T3" style:family="text">
      <style:text-properties officeooo:rsid="001e64a1"/>
    </style:style>
    <style:style style:name="T4" style:family="text">
      <style:text-properties officeooo:rsid="00200e75"/>
    </style:style>
    <style:style style:name="T5" style:family="text">
      <style:text-properties officeooo:rsid="0023a090"/>
    </style:style>
    <style:style style:name="T6" style:family="text">
      <style:text-properties officeooo:rsid="0026314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etcode题目</text:p>
      <text:p text:style-name="P2">115.比较两个字符串，返回第一个字符串S包含第二个字符串T的方式；</text:p>
      <text:p text:style-name="P4">116.完全二叉树每个节点与其右侧节点相连；</text:p>
      <text:p text:style-name="P5">117.二叉树每个节点与其右侧节点相连；</text:p>
      <text:p text:style-name="P6">118.卡帕斯三角/杨辉三角；</text:p>
      <text:p text:style-name="P3">119.118第i层数组返回；</text:p>
      <text:p text:style-name="P3">120.给出一个三角形状二维数组，从上往下找到最短路径；</text:p>
      <text:p text:style-name="P7">121.给出个非负数组，每个数字代表价格，在买入卖出一次规则下，实现利润最大化；</text:p>
      <text:p text:style-name="P8">122.121变种，允许多次买卖，(未卖出之前不允许买入)，求最大利润；</text:p>
      <text:p text:style-name="P8">123.121变种，买入卖出两次，求最大利润；</text:p>
      <text:p text:style-name="P9">124.寻找二叉树最长路径</text:p>
      <text:p text:style-name="P10">125.给定两个单词，一个字典，在每次变换一个字母，并且变换后的单词存在于字典的情况下，输出从第一个单词变换成第二个单词的方法，返回变换单词的列表；</text:p>
      <text:p text:style-name="P10">126.<text:span text:style-name="T1">125变种，返回部变换的最短步数；</text:span></text:p>
      <text:p text:style-name="P12">127.</text:p>
      <text:p text:style-name="P11">12<text:span text:style-name="T2">8</text:span>.给定一个乱序数组，返回数组里连续数字的个数；</text:p>
      <text:p text:style-name="P12">129. 计算二叉树从根到叶子路径锁组成的数字的和；</text:p>
      <text:p text:style-name="P13">130.</text:p>
      <text:p text:style-name="P13">131.分割字符串使其分割的字串时回文串；</text:p>
      <text:p text:style-name="P14">132.<text:span text:style-name="T4">131变种，(困难)</text:span></text:p>
      <text:p text:style-name="P14">133.</text:p>
      <text:p text:style-name="P14">134.给定<text:span text:style-name="T3">N个加油站成环，每个加油站有i桶油，相邻加油站之间需要消耗j桶油，寻找从哪作为起点才能跑完一圈；</text:span></text:p>
      <text:p text:style-name="P14">135.糖果；</text:p>
      <text:p text:style-name="P14">136.给定一个数组，找出数组中只出现一次的数字，其他的都出现两次；</text:p>
      <text:p text:style-name="P14">137.给定一个数组，其他数字出现了三次，某个数字出现一次，寻找出现一次的那个数字，只遍历一遍；</text:p>
      <text:p text:style-name="P15">138.题目看不懂，链边结构里有一个随机指针指向链边里任意一个成员；</text:p>
      <text:p text:style-name="P16">139.给定一个字符串S和字典dict，判断s能否被字典里面的字符分割；</text:p>
      <text:p text:style-name="P16">140.139的进阶版；</text:p>
      <text:p text:style-name="P17">141.找到一个链表是否存在环；</text:p>
      <text:p text:style-name="P17">142.141变种，查找链表是否存在环，在存在的情况下，找到环开始的地方；</text:p>
      <text:p text:style-name="P18">143.链表变换，按照 <text:span text:style-name="T5">L1-&gt;Ln-&gt;L2-&gt;Ln-1...顺序进行；</text:span></text:p>
      <text:p text:style-name="P19">144.二叉树的先序排列<text:span text:style-name="T6">；</text:span></text:p>
      <text:p text:style-name="P20">145.二叉树后序遍历；</text:p>
      <text:p text:style-name="P21">146.</text:p>
      <text:p text:style-name="P22">147.链表排序</text:p>
      <text:p text:style-name="P23">148.链表排序，时间复杂度nlogn</text:p>
      <text:p text:style-name="P24">149. 二维空间存在若干个点，求直线串联最多的点的求法；</text:p>
      <text:p text:style-name="P25">150.</text:p>
      <text:p text:style-name="P25">151.颠倒句子中的词汇</text:p>
      <text:p text:style-name="P26">152.给定整型数组，求数组元素连续乘积最大值；</text:p>
      <text:p text:style-name="P26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10:36:19.576763486</meta:creation-date>
    <dc:date>2019-02-22T10:47:03.598399293</dc:date>
    <meta:editing-duration>PT23H43M20S</meta:editing-duration>
    <meta:editing-cycles>31</meta:editing-cycles>
    <meta:generator>LibreOffice/5.1.6.2$Linux_X86_64 LibreOffice_project/10m0$Build-2</meta:generator>
    <meta:document-statistic meta:table-count="0" meta:image-count="0" meta:object-count="0" meta:page-count="1" meta:paragraph-count="39" meta:word-count="719" meta:character-count="889" meta:non-whitespace-character-count="886"/>
  </office:meta>
</office:document-meta>
</file>